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2547" officeooo:paragraph-rsid="000d2547"/>
    </style:style>
    <style:style style:name="P2" style:family="paragraph" style:parent-style-name="Standard">
      <style:text-properties fo:font-weight="bold" officeooo:rsid="000d2547" officeooo:paragraph-rsid="000d2547" style:font-weight-asian="bold" style:font-weight-complex="bold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fo:font-weight="bold" officeooo:rsid="0015c2f6" officeooo:paragraph-rsid="0015c2f6" style:font-weight-asian="bold" style:font-weight-complex="bold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fo:font-weight="bold" officeooo:rsid="00171fd8" officeooo:paragraph-rsid="00171fd8" style:font-weight-asian="bold" style:font-weight-complex="bold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font-weight="bold" officeooo:rsid="002564ee" officeooo:paragraph-rsid="002564ee" style:font-weight-asian="bold" style:font-weight-complex="bold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font-weight="bold" officeooo:rsid="00346db9" officeooo:paragraph-rsid="00346db9" style:font-weight-asian="bold" style:font-weight-complex="bold"/>
    </style:style>
    <style:style style:name="P7" style:family="paragraph" style:parent-style-name="Standard">
      <style:text-properties fo:font-weight="bold" officeooo:rsid="00551ba2" officeooo:paragraph-rsid="00551ba2" style:font-weight-asian="bold" style:font-weight-complex="bold"/>
    </style:style>
    <style:style style:name="P8" style:family="paragraph" style:parent-style-name="Standard">
      <style:text-properties fo:font-weight="bold" officeooo:rsid="006eff71" officeooo:paragraph-rsid="006eff71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d2547" officeooo:paragraph-rsid="000d254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fo:font-size="14pt" fo:font-weight="bold" officeooo:rsid="00511b06" officeooo:paragraph-rsid="00511b06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511b06" officeooo:paragraph-rsid="003b42ec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5dd159" officeooo:paragraph-rsid="005dd159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a249ab" officeooo:paragraph-rsid="00a249ab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rsid="001443b2" officeooo:paragraph-rsid="001443b2"/>
    </style:style>
    <style:style style:name="P15" style:family="paragraph" style:parent-style-name="Standard">
      <style:text-properties officeooo:rsid="001e5d97" officeooo:paragraph-rsid="001e5d97"/>
    </style:style>
    <style:style style:name="P16" style:family="paragraph" style:parent-style-name="Standard">
      <style:text-properties officeooo:rsid="00241e75" officeooo:paragraph-rsid="00241e75"/>
    </style:style>
    <style:style style:name="P17" style:family="paragraph" style:parent-style-name="Standard">
      <style:text-properties officeooo:rsid="003198ed" officeooo:paragraph-rsid="003198ed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officeooo:rsid="00421f7b" officeooo:paragraph-rsid="00421f7b"/>
    </style:style>
    <style:style style:name="P19" style:family="paragraph" style:parent-style-name="Standard">
      <style:text-properties officeooo:rsid="0063f05d" officeooo:paragraph-rsid="0063f05d"/>
    </style:style>
    <style:style style:name="P20" style:family="paragraph" style:parent-style-name="Standard">
      <style:text-properties officeooo:rsid="006eff71" officeooo:paragraph-rsid="006eff71"/>
    </style:style>
    <style:style style:name="P21" style:family="paragraph" style:parent-style-name="Standard">
      <style:text-properties officeooo:rsid="006fc85b" officeooo:paragraph-rsid="006fc85b"/>
    </style:style>
    <style:style style:name="P22" style:family="paragraph" style:parent-style-name="Standard">
      <style:text-properties officeooo:rsid="006fc85b" officeooo:paragraph-rsid="007c9199"/>
    </style:style>
    <style:style style:name="P23" style:family="paragraph" style:parent-style-name="Standard">
      <style:text-properties officeooo:rsid="006fc85b" officeooo:paragraph-rsid="00842f00"/>
    </style:style>
    <style:style style:name="P24" style:family="paragraph" style:parent-style-name="Standard">
      <style:text-properties officeooo:rsid="006fc85b" officeooo:paragraph-rsid="007724bd"/>
    </style:style>
    <style:style style:name="P25" style:family="paragraph" style:parent-style-name="Standard">
      <style:text-properties officeooo:rsid="006fc85b" officeooo:paragraph-rsid="0098fba2"/>
    </style:style>
    <style:style style:name="P26" style:family="paragraph" style:parent-style-name="Standard">
      <style:text-properties officeooo:rsid="0071524a" officeooo:paragraph-rsid="0071524a"/>
    </style:style>
    <style:style style:name="P27" style:family="paragraph" style:parent-style-name="Standard">
      <style:text-properties officeooo:rsid="007fa34e" officeooo:paragraph-rsid="007fa34e"/>
    </style:style>
    <style:style style:name="P28" style:family="paragraph" style:parent-style-name="Standard">
      <style:text-properties officeooo:rsid="00978961" officeooo:paragraph-rsid="00978961"/>
    </style:style>
    <style:style style:name="P29" style:family="paragraph" style:parent-style-name="Standard">
      <style:text-properties officeooo:rsid="009eebd4" officeooo:paragraph-rsid="009eebd4"/>
    </style:style>
    <style:style style:name="P30" style:family="paragraph" style:parent-style-name="Standard">
      <style:text-properties fo:font-size="12pt" fo:font-weight="normal" officeooo:rsid="00a449e7" officeooo:paragraph-rsid="00a449e7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a604f1" officeooo:paragraph-rsid="00a604f1" style:font-size-asian="10.5pt" style:font-weight-asian="normal" style:font-size-complex="12pt" style:font-weight-complex="normal"/>
    </style:style>
    <style:style style:name="P32" style:family="paragraph" style:parent-style-name="Standard">
      <style:text-properties officeooo:rsid="00cbb092" officeooo:paragraph-rsid="00cbb092"/>
    </style:style>
    <style:style style:name="P33" style:family="paragraph" style:parent-style-name="Standard">
      <style:text-properties officeooo:rsid="00cf1dcb" officeooo:paragraph-rsid="00cf1dcb"/>
    </style:style>
    <style:style style:name="P34" style:family="paragraph" style:parent-style-name="Standard">
      <style:text-properties officeooo:rsid="00d08fb2" officeooo:paragraph-rsid="00d08fb2"/>
    </style:style>
    <style:style style:name="P35" style:family="paragraph" style:parent-style-name="Standard">
      <style:text-properties officeooo:rsid="00d2db99" officeooo:paragraph-rsid="00d2db99"/>
    </style:style>
    <style:style style:name="P36" style:family="paragraph" style:parent-style-name="Standard">
      <style:text-properties officeooo:rsid="00df0887" officeooo:paragraph-rsid="00df0887"/>
    </style:style>
    <style:style style:name="P37" style:family="paragraph" style:parent-style-name="Standard">
      <style:text-properties officeooo:rsid="00e0d4f7" officeooo:paragraph-rsid="00e0d4f7"/>
    </style:style>
    <style:style style:name="P38" style:family="paragraph" style:parent-style-name="Standard" style:list-style-name="List_20_1">
      <style:text-properties officeooo:rsid="000f75ac" officeooo:paragraph-rsid="000f75ac"/>
    </style:style>
    <style:style style:name="P39" style:family="paragraph" style:parent-style-name="Standard" style:list-style-name="List_20_1">
      <style:text-properties officeooo:rsid="0015b38c" officeooo:paragraph-rsid="0015b38c"/>
    </style:style>
    <style:style style:name="P40" style:family="paragraph" style:parent-style-name="Standard" style:list-style-name="List_20_1">
      <style:text-properties officeooo:rsid="003c646f" officeooo:paragraph-rsid="003c646f"/>
    </style:style>
    <style:style style:name="P41" style:family="paragraph" style:parent-style-name="Standard" style:list-style-name="List_20_1">
      <style:text-properties officeooo:rsid="003b42ec" officeooo:paragraph-rsid="003b42ec"/>
    </style:style>
    <style:style style:name="P42" style:family="paragraph" style:parent-style-name="Standard" style:list-style-name="List_20_1">
      <style:text-properties officeooo:rsid="00fdd1be" officeooo:paragraph-rsid="00fdd1be"/>
    </style:style>
    <style:style style:name="P43" style:family="paragraph" style:parent-style-name="Standard" style:list-style-name="List_20_1">
      <style:text-properties officeooo:rsid="00e46d5a" officeooo:paragraph-rsid="00e46d5a"/>
    </style:style>
    <style:style style:name="P44" style:family="paragraph" style:parent-style-name="Standard" style:list-style-name="List_20_1">
      <style:text-properties officeooo:rsid="001443b2" officeooo:paragraph-rsid="001443b2"/>
    </style:style>
    <style:style style:name="P45" style:family="paragraph" style:parent-style-name="Standard" style:list-style-name="List_20_1">
      <style:text-properties officeooo:rsid="002a50a8" officeooo:paragraph-rsid="002a50a8"/>
    </style:style>
    <style:style style:name="P46" style:family="paragraph" style:parent-style-name="Standard" style:list-style-name="List_20_1">
      <style:text-properties officeooo:rsid="0039f71a" officeooo:paragraph-rsid="0039f71a"/>
    </style:style>
    <style:style style:name="P47" style:family="paragraph" style:parent-style-name="Standard" style:list-style-name="List_20_1">
      <style:text-properties officeooo:rsid="003e3161" officeooo:paragraph-rsid="003e3161"/>
    </style:style>
    <style:style style:name="P48" style:family="paragraph" style:parent-style-name="Standard" style:list-style-name="List_20_1">
      <style:text-properties officeooo:rsid="0040125c" officeooo:paragraph-rsid="0040125c"/>
    </style:style>
    <style:style style:name="P49" style:family="paragraph" style:parent-style-name="Standard" style:list-style-name="List_20_1">
      <style:text-properties officeooo:rsid="0019de36" officeooo:paragraph-rsid="0019de36"/>
    </style:style>
    <style:style style:name="P50" style:family="paragraph" style:parent-style-name="Standard" style:list-style-name="List_20_1">
      <style:text-properties officeooo:rsid="001baff2" officeooo:paragraph-rsid="001baff2"/>
    </style:style>
    <style:style style:name="P51" style:family="paragraph" style:parent-style-name="Standard" style:list-style-name="List_20_1">
      <style:text-properties officeooo:rsid="008b1e1d" officeooo:paragraph-rsid="008b1e1d"/>
    </style:style>
    <style:style style:name="P52" style:family="paragraph" style:parent-style-name="Standard" style:list-style-name="List_20_1">
      <style:text-properties officeooo:rsid="008c419e" officeooo:paragraph-rsid="008c419e"/>
    </style:style>
    <style:style style:name="P53" style:family="paragraph" style:parent-style-name="Standard" style:list-style-name="List_20_1">
      <style:text-properties officeooo:rsid="00899f47" officeooo:paragraph-rsid="00899f47"/>
    </style:style>
    <style:style style:name="P54" style:family="paragraph" style:parent-style-name="Standard" style:list-style-name="List_20_1">
      <style:text-properties officeooo:rsid="00dca6ca" officeooo:paragraph-rsid="00dca6ca"/>
    </style:style>
    <style:style style:name="P55" style:family="paragraph" style:parent-style-name="Standard" style:list-style-name="List_20_1">
      <style:text-properties officeooo:rsid="001e5d97" officeooo:paragraph-rsid="001e5d97"/>
    </style:style>
    <style:style style:name="P56" style:family="paragraph" style:parent-style-name="Standard" style:list-style-name="List_20_1">
      <style:text-properties officeooo:rsid="00212ec9" officeooo:paragraph-rsid="00212ec9"/>
    </style:style>
    <style:style style:name="P57" style:family="paragraph" style:parent-style-name="Standard" style:list-style-name="List_20_1">
      <style:text-properties officeooo:rsid="004c2cd5" officeooo:paragraph-rsid="004c2cd5"/>
    </style:style>
    <style:style style:name="P58" style:family="paragraph" style:parent-style-name="Standard" style:list-style-name="List_20_1">
      <style:text-properties officeooo:rsid="002a5eb0" officeooo:paragraph-rsid="002a5eb0"/>
    </style:style>
    <style:style style:name="P59" style:family="paragraph" style:parent-style-name="Standard" style:list-style-name="List_20_1">
      <style:text-properties officeooo:rsid="002ba2e0" officeooo:paragraph-rsid="002ba2e0"/>
    </style:style>
    <style:style style:name="P60" style:family="paragraph" style:parent-style-name="Standard" style:list-style-name="List_20_1">
      <style:text-properties officeooo:rsid="00417a2a" officeooo:paragraph-rsid="00417a2a"/>
    </style:style>
    <style:style style:name="P61" style:family="paragraph" style:parent-style-name="Standard" style:list-style-name="List_20_1">
      <style:text-properties officeooo:rsid="0054cee8" officeooo:paragraph-rsid="0054cee8"/>
    </style:style>
    <style:style style:name="P62" style:family="paragraph" style:parent-style-name="Standard" style:list-style-name="List_20_1">
      <style:text-properties officeooo:rsid="00d977eb" officeooo:paragraph-rsid="00d977eb"/>
    </style:style>
    <style:style style:name="P63" style:family="paragraph" style:parent-style-name="Standard" style:list-style-name="List_20_1">
      <style:text-properties officeooo:rsid="00dbd369" officeooo:paragraph-rsid="00dbd369"/>
    </style:style>
    <style:style style:name="P64" style:family="paragraph" style:parent-style-name="Standard" style:list-style-name="List_20_1">
      <style:text-properties officeooo:rsid="00d9c75d" officeooo:paragraph-rsid="00d9c75d"/>
    </style:style>
    <style:style style:name="P65" style:family="paragraph" style:parent-style-name="Standard" style:list-style-name="List_20_1">
      <style:text-properties officeooo:rsid="00241e75" officeooo:paragraph-rsid="00241e75"/>
    </style:style>
    <style:style style:name="P66" style:family="paragraph" style:parent-style-name="Standard" style:list-style-name="List_20_1">
      <style:text-properties officeooo:rsid="0030c4d9" officeooo:paragraph-rsid="0030c4d9"/>
    </style:style>
    <style:style style:name="P67" style:family="paragraph" style:parent-style-name="Standard" style:list-style-name="List_20_1">
      <style:text-properties officeooo:rsid="002955c4" officeooo:paragraph-rsid="002955c4"/>
    </style:style>
    <style:style style:name="P68" style:family="paragraph" style:parent-style-name="Standard" style:list-style-name="List_20_1">
      <style:text-properties officeooo:rsid="00c1bc2b" officeooo:paragraph-rsid="00c1bc2b"/>
    </style:style>
    <style:style style:name="P69" style:family="paragraph" style:parent-style-name="Standard" style:list-style-name="List_20_1">
      <style:text-properties officeooo:rsid="00365c38" officeooo:paragraph-rsid="00365c38"/>
    </style:style>
    <style:style style:name="P70" style:family="paragraph" style:parent-style-name="Standard" style:list-style-name="List_20_1">
      <style:text-properties officeooo:rsid="00383a66" officeooo:paragraph-rsid="00383a66"/>
    </style:style>
    <style:style style:name="P71" style:family="paragraph" style:parent-style-name="Standard" style:list-style-name="List_20_1">
      <style:text-properties officeooo:rsid="00b5d1b5" officeooo:paragraph-rsid="00b5d1b5"/>
    </style:style>
    <style:style style:name="P72" style:family="paragraph" style:parent-style-name="Standard" style:list-style-name="List_20_1">
      <style:text-properties officeooo:rsid="005873b4" officeooo:paragraph-rsid="005873b4"/>
    </style:style>
    <style:style style:name="P73" style:family="paragraph" style:parent-style-name="Standard" style:list-style-name="List_20_1">
      <style:text-properties officeooo:rsid="005ea7a3" officeooo:paragraph-rsid="005ea7a3"/>
    </style:style>
    <style:style style:name="P74" style:family="paragraph" style:parent-style-name="Standard" style:list-style-name="List_20_1">
      <style:text-properties officeooo:rsid="00d08fb2" officeooo:paragraph-rsid="00d08fb2"/>
    </style:style>
    <style:style style:name="P75" style:family="paragraph" style:parent-style-name="Standard" style:list-style-name="List_20_1">
      <style:text-properties officeooo:rsid="005b8971" officeooo:paragraph-rsid="005b8971"/>
    </style:style>
    <style:style style:name="P76" style:family="paragraph" style:parent-style-name="Standard" style:list-style-name="List_20_1">
      <style:text-properties officeooo:rsid="005b94f0" officeooo:paragraph-rsid="005b94f0"/>
    </style:style>
    <style:style style:name="P77" style:family="paragraph" style:parent-style-name="Standard" style:list-style-name="List_20_1">
      <style:text-properties officeooo:rsid="005c84aa" officeooo:paragraph-rsid="005c84aa"/>
    </style:style>
    <style:style style:name="P78" style:family="paragraph" style:parent-style-name="Standard" style:list-style-name="List_20_1">
      <style:text-properties officeooo:rsid="0060872e" officeooo:paragraph-rsid="0060872e"/>
    </style:style>
    <style:style style:name="P79" style:family="paragraph" style:parent-style-name="Standard" style:list-style-name="List_20_1">
      <style:text-properties officeooo:rsid="0095954c" officeooo:paragraph-rsid="009ca9f2"/>
    </style:style>
    <style:style style:name="P80" style:family="paragraph" style:parent-style-name="Standard" style:list-style-name="List_20_1">
      <style:text-properties officeooo:rsid="0063f05d" officeooo:paragraph-rsid="0063f05d"/>
    </style:style>
    <style:style style:name="P81" style:family="paragraph" style:parent-style-name="Standard" style:list-style-name="List_20_1">
      <style:text-properties officeooo:rsid="006fc85b" officeooo:paragraph-rsid="006fc85b"/>
    </style:style>
    <style:style style:name="P82" style:family="paragraph" style:parent-style-name="Standard" style:list-style-name="List_20_1">
      <style:text-properties officeooo:rsid="006fc85b" officeooo:paragraph-rsid="007724bd"/>
    </style:style>
    <style:style style:name="P83" style:family="paragraph" style:parent-style-name="Standard" style:list-style-name="List_20_1">
      <style:text-properties officeooo:rsid="006fc85b" officeooo:paragraph-rsid="007979c0"/>
    </style:style>
    <style:style style:name="P84" style:family="paragraph" style:parent-style-name="Standard" style:list-style-name="List_20_1">
      <style:text-properties officeooo:rsid="006fc85b" officeooo:paragraph-rsid="007c9199"/>
    </style:style>
    <style:style style:name="P85" style:family="paragraph" style:parent-style-name="Standard" style:list-style-name="List_20_1">
      <style:text-properties officeooo:rsid="006fc85b" officeooo:paragraph-rsid="00df0887"/>
    </style:style>
    <style:style style:name="P86" style:family="paragraph" style:parent-style-name="Standard" style:list-style-name="List_20_1">
      <style:text-properties officeooo:rsid="006fc85b" officeooo:paragraph-rsid="00842f00"/>
    </style:style>
    <style:style style:name="P87" style:family="paragraph" style:parent-style-name="Standard" style:list-style-name="List_20_1">
      <style:text-properties officeooo:rsid="006fc85b" officeooo:paragraph-rsid="00e1ae0b"/>
    </style:style>
    <style:style style:name="P88" style:family="paragraph" style:parent-style-name="Standard" style:list-style-name="List_20_1">
      <style:text-properties officeooo:rsid="0071524a" officeooo:paragraph-rsid="0071524a"/>
    </style:style>
    <style:style style:name="P89" style:family="paragraph" style:parent-style-name="Standard" style:list-style-name="List_20_1">
      <style:text-properties officeooo:rsid="00dc495b" officeooo:paragraph-rsid="00dc495b"/>
    </style:style>
    <style:style style:name="P90" style:family="paragraph" style:parent-style-name="Standard" style:list-style-name="List_20_1">
      <style:text-properties officeooo:rsid="00cf1dcb" officeooo:paragraph-rsid="00cf1dcb"/>
    </style:style>
    <style:style style:name="P91" style:family="paragraph" style:parent-style-name="Standard" style:list-style-name="List_20_1">
      <style:text-properties officeooo:rsid="00d2db99" officeooo:paragraph-rsid="00d2db99"/>
    </style:style>
    <style:style style:name="P92" style:family="paragraph" style:parent-style-name="Standard" style:list-style-name="List_20_1">
      <style:text-properties officeooo:rsid="00d46efd" officeooo:paragraph-rsid="00d46efd"/>
    </style:style>
    <style:style style:name="P93" style:family="paragraph" style:parent-style-name="Standard" style:list-style-name="List_20_1">
      <style:text-properties officeooo:rsid="007c9199" officeooo:paragraph-rsid="007c9199"/>
    </style:style>
    <style:style style:name="P94" style:family="paragraph" style:parent-style-name="Standard" style:list-style-name="List_20_1">
      <style:text-properties officeooo:rsid="00e05dde" officeooo:paragraph-rsid="00e05dde"/>
    </style:style>
    <style:style style:name="P95" style:family="paragraph" style:parent-style-name="Standard" style:list-style-name="List_20_1">
      <style:text-properties officeooo:rsid="00dfab49" officeooo:paragraph-rsid="00dfab49"/>
    </style:style>
    <style:style style:name="P96" style:family="paragraph" style:parent-style-name="Standard" style:list-style-name="List_20_1">
      <style:text-properties officeooo:rsid="008240d5" officeooo:paragraph-rsid="008240d5"/>
    </style:style>
    <style:style style:name="P97" style:family="paragraph" style:parent-style-name="Standard" style:list-style-name="List_20_1">
      <style:text-properties officeooo:rsid="009220d2" officeooo:paragraph-rsid="009220d2"/>
    </style:style>
    <style:style style:name="P98" style:family="paragraph" style:parent-style-name="Standard" style:list-style-name="List_20_1">
      <style:text-properties officeooo:rsid="00cbb092" officeooo:paragraph-rsid="00cbb092"/>
    </style:style>
    <style:style style:name="P99" style:family="paragraph" style:parent-style-name="Standard" style:list-style-name="List_20_1">
      <style:text-properties officeooo:rsid="00978961" officeooo:paragraph-rsid="00978961"/>
    </style:style>
    <style:style style:name="P100" style:family="paragraph" style:parent-style-name="Standard" style:list-style-name="List_20_1">
      <style:text-properties officeooo:rsid="00978961" officeooo:paragraph-rsid="00e1ae0b"/>
    </style:style>
    <style:style style:name="P101" style:family="paragraph" style:parent-style-name="Standard" style:list-style-name="List_20_1">
      <style:text-properties officeooo:rsid="00e0d4f7" officeooo:paragraph-rsid="00e0d4f7"/>
    </style:style>
    <style:style style:name="P102" style:family="paragraph" style:parent-style-name="Standard" style:list-style-name="List_20_1">
      <style:text-properties officeooo:rsid="00e43d0e" officeooo:paragraph-rsid="00e43d0e"/>
    </style:style>
    <style:style style:name="P103" style:family="paragraph" style:parent-style-name="Standard" style:list-style-name="List_20_1">
      <style:text-properties officeooo:rsid="00e27d9f" officeooo:paragraph-rsid="00e27d9f"/>
    </style:style>
    <style:style style:name="P104" style:family="paragraph" style:parent-style-name="Standard" style:list-style-name="List_20_1">
      <style:text-properties officeooo:rsid="00afc89a" officeooo:paragraph-rsid="00e1ae0b"/>
    </style:style>
    <style:style style:name="P105" style:family="paragraph" style:parent-style-name="Standard" style:list-style-name="List_20_1">
      <style:text-properties style:text-line-through-style="solid" style:text-line-through-type="single" officeooo:rsid="0052f085" officeooo:paragraph-rsid="00474ae6"/>
    </style:style>
    <style:style style:name="P106" style:family="paragraph" style:parent-style-name="Standard" style:list-style-name="List_20_1">
      <style:text-properties style:text-line-through-style="solid" style:text-line-through-type="single" officeooo:rsid="0052f085" officeooo:paragraph-rsid="0052f085"/>
    </style:style>
    <style:style style:name="P107" style:family="paragraph" style:parent-style-name="Standard" style:list-style-name="List_20_1">
      <style:text-properties style:text-line-through-style="solid" style:text-line-through-type="single" officeooo:rsid="005324a1" officeooo:paragraph-rsid="005324a1"/>
    </style:style>
    <style:style style:name="P108" style:family="paragraph" style:parent-style-name="Standard" style:list-style-name="List_20_1">
      <style:text-properties style:text-line-through-style="solid" style:text-line-through-type="single" officeooo:rsid="005324a1" officeooo:paragraph-rsid="00ba106e"/>
    </style:style>
    <style:style style:name="P109" style:family="paragraph" style:parent-style-name="Standard" style:list-style-name="List_20_1">
      <style:text-properties style:text-line-through-style="solid" style:text-line-through-type="single" officeooo:rsid="00c67d16" officeooo:paragraph-rsid="00c67d16"/>
    </style:style>
    <style:style style:name="P110" style:family="paragraph" style:parent-style-name="Standard" style:list-style-name="List_20_1">
      <style:text-properties style:text-line-through-style="solid" style:text-line-through-type="single" officeooo:rsid="0068aa46" officeooo:paragraph-rsid="0068aa46"/>
    </style:style>
    <style:style style:name="P111" style:family="paragraph" style:parent-style-name="Standard" style:list-style-name="List_20_1">
      <style:text-properties style:text-line-through-style="solid" style:text-line-through-type="single" officeooo:rsid="00ca1c9a" officeooo:paragraph-rsid="00ca1c9a"/>
    </style:style>
    <style:style style:name="P112" style:family="paragraph" style:parent-style-name="Standard" style:list-style-name="List_20_1">
      <style:text-properties style:text-line-through-style="solid" style:text-line-through-type="single" officeooo:rsid="00c88996" officeooo:paragraph-rsid="00c88996"/>
    </style:style>
    <style:style style:name="P113" style:family="paragraph" style:parent-style-name="Standard" style:list-style-name="List_20_1">
      <style:text-properties style:text-line-through-style="solid" style:text-line-through-type="single" officeooo:rsid="00e48466" officeooo:paragraph-rsid="00e48466"/>
    </style:style>
    <style:style style:name="P114" style:family="paragraph" style:parent-style-name="Standard" style:list-style-name="List_20_1">
      <style:text-properties style:text-line-through-style="solid" style:text-line-through-type="single" officeooo:rsid="00e5cd87" officeooo:paragraph-rsid="00e5cd87"/>
    </style:style>
    <style:style style:name="P115" style:family="paragraph" style:parent-style-name="Standard" style:list-style-name="List_20_1">
      <style:text-properties style:text-line-through-style="solid" style:text-line-through-type="single" officeooo:rsid="00e9105c" officeooo:paragraph-rsid="00e9105c"/>
    </style:style>
    <style:style style:name="P116" style:family="paragraph" style:parent-style-name="Standard" style:list-style-name="List_20_1">
      <style:text-properties style:text-line-through-style="solid" style:text-line-through-type="single" officeooo:rsid="00ec6c45" officeooo:paragraph-rsid="00ec6c45"/>
    </style:style>
    <style:style style:name="P117" style:family="paragraph" style:parent-style-name="Standard" style:list-style-name="List_20_1">
      <style:text-properties style:text-line-through-style="solid" style:text-line-through-type="single" officeooo:rsid="00f1dff0" officeooo:paragraph-rsid="00f1dff0"/>
    </style:style>
    <style:style style:name="P118" style:family="paragraph" style:parent-style-name="Standard" style:list-style-name="List_20_1">
      <style:text-properties style:text-line-through-style="solid" style:text-line-through-type="single" style:text-underline-style="none" officeooo:rsid="00f75a02" officeooo:paragraph-rsid="00f75a02"/>
    </style:style>
    <style:style style:name="P119" style:family="paragraph" style:parent-style-name="Standard" style:list-style-name="List_20_1">
      <style:text-properties style:text-line-through-style="solid" style:text-line-through-type="single" style:text-underline-style="none" officeooo:rsid="010748d9" officeooo:paragraph-rsid="010748d9"/>
    </style:style>
    <style:style style:name="P120" style:family="paragraph" style:parent-style-name="Standard" style:list-style-name="List_20_1">
      <style:text-properties style:text-line-through-style="solid" style:text-line-through-type="single" style:text-underline-style="none" officeooo:rsid="00fd6a63" officeooo:paragraph-rsid="00fd6a63"/>
    </style:style>
    <style:style style:name="P121" style:family="paragraph" style:parent-style-name="Standard" style:list-style-name="List_20_1">
      <style:text-properties style:text-line-through-style="solid" style:text-line-through-type="single" style:text-underline-style="none" officeooo:rsid="0100d2f8" officeooo:paragraph-rsid="0100d2f8"/>
    </style:style>
    <style:style style:name="P122" style:family="paragraph" style:parent-style-name="Standard" style:list-style-name="List_20_1">
      <style:text-properties style:text-line-through-style="solid" style:text-line-through-type="single" style:text-underline-style="none" officeooo:rsid="01046d20" officeooo:paragraph-rsid="01046d20"/>
    </style:style>
    <style:style style:name="P123" style:family="paragraph" style:parent-style-name="Standard" style:list-style-name="List_20_1">
      <style:text-properties style:text-line-through-style="solid" style:text-line-through-type="single" style:text-underline-style="none" officeooo:rsid="0105300d" officeooo:paragraph-rsid="0105300d"/>
    </style:style>
    <style:style style:name="P124" style:family="paragraph" style:parent-style-name="Standard" style:list-style-name="List_20_1">
      <style:text-properties style:text-line-through-style="solid" style:text-line-through-type="single" style:text-underline-style="none" officeooo:rsid="00ffa8de" officeooo:paragraph-rsid="00ffa8de"/>
    </style:style>
    <style:style style:name="P125" style:family="paragraph" style:parent-style-name="Standard" style:list-style-name="List_20_1">
      <style:text-properties style:text-line-through-style="solid" style:text-line-through-type="single" officeooo:rsid="00f75a02" officeooo:paragraph-rsid="00f75a02"/>
    </style:style>
    <style:style style:name="P126" style:family="paragraph" style:parent-style-name="Standard" style:list-style-name="List_20_1">
      <style:text-properties style:text-line-through-style="solid" style:text-line-through-type="single" officeooo:rsid="010cb21b" officeooo:paragraph-rsid="010cb21b"/>
    </style:style>
    <style:style style:name="P127" style:family="paragraph" style:parent-style-name="Standard" style:list-style-name="List_20_1">
      <style:text-properties style:text-line-through-style="none" style:text-line-through-type="none" style:text-underline-style="none" officeooo:rsid="00f8bc58" officeooo:paragraph-rsid="00f8bc58"/>
    </style:style>
    <style:style style:name="P128" style:family="paragraph" style:parent-style-name="Standard" style:list-style-name="List_20_1">
      <style:text-properties style:text-line-through-style="none" style:text-line-through-type="none" style:text-underline-style="none" officeooo:rsid="00f990ce" officeooo:paragraph-rsid="00f990ce"/>
    </style:style>
    <style:style style:name="P129" style:family="paragraph" style:parent-style-name="Standard" style:list-style-name="List_20_1">
      <style:text-properties style:text-line-through-style="none" style:text-line-through-type="none" officeooo:rsid="00f75a02" officeooo:paragraph-rsid="00f75a02"/>
    </style:style>
    <style:style style:name="P130" style:family="paragraph" style:parent-style-name="Standard" style:list-style-name="List_20_1">
      <style:text-properties style:text-line-through-style="none" style:text-line-through-type="none" officeooo:rsid="00fba720" officeooo:paragraph-rsid="00fba720"/>
    </style:style>
    <style:style style:name="P131" style:family="paragraph" style:parent-style-name="Standard" style:list-style-name="List_20_1">
      <style:text-properties officeooo:rsid="0068aa46" officeooo:paragraph-rsid="0068aa46"/>
    </style:style>
    <style:style style:name="P132" style:family="paragraph" style:parent-style-name="Standard" style:list-style-name="List_20_1">
      <style:text-properties officeooo:rsid="00f1dff0" officeooo:paragraph-rsid="0068aa46"/>
    </style:style>
    <style:style style:name="P133" style:family="paragraph" style:parent-style-name="Standard" style:list-style-name="List_20_1">
      <style:text-properties officeooo:rsid="010e4311" officeooo:paragraph-rsid="010e4311"/>
    </style:style>
    <style:style style:name="T1" style:family="text">
      <style:text-properties officeooo:rsid="000e9243"/>
    </style:style>
    <style:style style:name="T2" style:family="text">
      <style:text-properties officeooo:rsid="000fe649"/>
    </style:style>
    <style:style style:name="T3" style:family="text">
      <style:text-properties officeooo:rsid="0010670d"/>
    </style:style>
    <style:style style:name="T4" style:family="text">
      <style:text-properties officeooo:rsid="0012a49d"/>
    </style:style>
    <style:style style:name="T5" style:family="text">
      <style:text-properties officeooo:rsid="0015c2f6"/>
    </style:style>
    <style:style style:name="T6" style:family="text">
      <style:text-properties officeooo:rsid="001d8c88"/>
    </style:style>
    <style:style style:name="T7" style:family="text">
      <style:text-properties officeooo:rsid="00225cc4"/>
    </style:style>
    <style:style style:name="T8" style:family="text">
      <style:text-properties fo:font-weight="bold" officeooo:rsid="00210428" style:font-weight-asian="bold" style:font-weight-complex="bold"/>
    </style:style>
    <style:style style:name="T9" style:family="text">
      <style:text-properties officeooo:rsid="002ed143"/>
    </style:style>
    <style:style style:name="T10" style:family="text">
      <style:text-properties officeooo:rsid="0030b15a"/>
    </style:style>
    <style:style style:name="T11" style:family="text">
      <style:text-properties officeooo:rsid="00326eaf"/>
    </style:style>
    <style:style style:name="T12" style:family="text">
      <style:text-properties officeooo:rsid="00383a66"/>
    </style:style>
    <style:style style:name="T13" style:family="text">
      <style:text-properties officeooo:rsid="00417a2a"/>
    </style:style>
    <style:style style:name="T14" style:family="text">
      <style:text-properties officeooo:rsid="004b5582"/>
    </style:style>
    <style:style style:name="T15" style:family="text">
      <style:text-properties officeooo:rsid="004c0b94"/>
    </style:style>
    <style:style style:name="T16" style:family="text">
      <style:text-properties officeooo:rsid="004df186"/>
    </style:style>
    <style:style style:name="T17" style:family="text">
      <style:text-properties officeooo:rsid="0050c135"/>
    </style:style>
    <style:style style:name="T18" style:family="text">
      <style:text-properties officeooo:rsid="00549719"/>
    </style:style>
    <style:style style:name="T19" style:family="text">
      <style:text-properties officeooo:rsid="0059e792"/>
    </style:style>
    <style:style style:name="T20" style:family="text">
      <style:text-properties officeooo:rsid="005b94f0"/>
    </style:style>
    <style:style style:name="T21" style:family="text">
      <style:text-properties officeooo:rsid="00670504"/>
    </style:style>
    <style:style style:name="T22" style:family="text">
      <style:text-properties officeooo:rsid="006a2231"/>
    </style:style>
    <style:style style:name="T23" style:family="text">
      <style:text-properties officeooo:rsid="006a74de"/>
    </style:style>
    <style:style style:name="T24" style:family="text">
      <style:text-properties officeooo:rsid="006c2040"/>
    </style:style>
    <style:style style:name="T25" style:family="text">
      <style:text-properties officeooo:rsid="006d8d74"/>
    </style:style>
    <style:style style:name="T26" style:family="text">
      <style:text-properties officeooo:rsid="006eff71"/>
    </style:style>
    <style:style style:name="T27" style:family="text">
      <style:text-properties officeooo:rsid="007c9199"/>
    </style:style>
    <style:style style:name="T28" style:family="text">
      <style:text-properties officeooo:rsid="007fa34e"/>
    </style:style>
    <style:style style:name="T29" style:family="text">
      <style:text-properties officeooo:rsid="0080ef2b"/>
    </style:style>
    <style:style style:name="T30" style:family="text">
      <style:text-properties officeooo:rsid="00842f00"/>
    </style:style>
    <style:style style:name="T31" style:family="text">
      <style:text-properties officeooo:rsid="008738bc"/>
    </style:style>
    <style:style style:name="T32" style:family="text">
      <style:text-properties officeooo:rsid="008e2e86"/>
    </style:style>
    <style:style style:name="T33" style:family="text">
      <style:text-properties officeooo:rsid="008ef119"/>
    </style:style>
    <style:style style:name="T34" style:family="text">
      <style:text-properties officeooo:rsid="009045bc"/>
    </style:style>
    <style:style style:name="T35" style:family="text">
      <style:text-properties officeooo:rsid="009759b3"/>
    </style:style>
    <style:style style:name="T36" style:family="text">
      <style:text-properties officeooo:rsid="009ca9f2"/>
    </style:style>
    <style:style style:name="T37" style:family="text">
      <style:text-properties officeooo:rsid="009cd74a"/>
    </style:style>
    <style:style style:name="T38" style:family="text">
      <style:text-properties officeooo:rsid="00ade0e0"/>
    </style:style>
    <style:style style:name="T39" style:family="text">
      <style:text-properties officeooo:rsid="00ae5fd6"/>
    </style:style>
    <style:style style:name="T40" style:family="text">
      <style:text-properties officeooo:rsid="00b6d156"/>
    </style:style>
    <style:style style:name="T41" style:family="text">
      <style:text-properties officeooo:rsid="00bbf305"/>
    </style:style>
    <style:style style:name="T42" style:family="text">
      <style:text-properties officeooo:rsid="00c15bec"/>
    </style:style>
    <style:style style:name="T43" style:family="text">
      <style:text-properties officeooo:rsid="00c2e0ff"/>
    </style:style>
    <style:style style:name="T44" style:family="text">
      <style:text-properties officeooo:rsid="00c37aa5"/>
    </style:style>
    <style:style style:name="T45" style:family="text">
      <style:text-properties officeooo:rsid="00cd6a2b"/>
    </style:style>
    <style:style style:name="T46" style:family="text">
      <style:text-properties officeooo:rsid="00d2777b"/>
    </style:style>
    <style:style style:name="T47" style:family="text">
      <style:text-properties officeooo:rsid="00dbbf19"/>
    </style:style>
    <style:style style:name="T48" style:family="text">
      <style:text-properties officeooo:rsid="00dc117c"/>
    </style:style>
    <style:style style:name="T49" style:family="text">
      <style:text-properties officeooo:rsid="00dc85b2"/>
    </style:style>
    <style:style style:name="T50" style:family="text">
      <style:text-properties officeooo:rsid="00de1e8c"/>
    </style:style>
    <style:style style:name="T51" style:family="text">
      <style:text-properties officeooo:rsid="00e01a7d"/>
    </style:style>
    <style:style style:name="T52" style:family="text">
      <style:text-properties officeooo:rsid="00e880c1"/>
    </style:style>
    <style:style style:name="T53" style:family="text">
      <style:text-properties officeooo:rsid="00f01c22"/>
    </style:style>
    <style:style style:name="T54" style:family="text">
      <style:text-properties officeooo:rsid="00ffa8de"/>
    </style:style>
    <style:style style:name="T55" style:family="text">
      <style:text-properties officeooo:rsid="0102c5de"/>
    </style:style>
    <style:style style:name="T56" style:family="text">
      <style:text-properties officeooo:rsid="010a2256"/>
    </style:style>
    <style:style style:name="T57" style:family="text">
      <style:text-properties officeooo:rsid="0110e65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Content Management System</text:span> Project</text:p>
      <text:p text:style-name="P1"/>
      <text:p text:style-name="P2">Requirements:</text:p>
      <text:list xml:id="list3825632111" text:style-name="List_20_1">
        <text:list-item>
          <text:p text:style-name="P38">Create a content management system (blog) whose content may be viewed by any member of the public</text:p>
        </text:list-item>
      </text:list>
      <text:p text:style-name="P3">Content Viewer</text:p>
      <text:list xml:id="list95950851863327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8">The <text:span text:style-name="T5">content </text:span>viewer will be in the form of a website.</text:p>
                        </text:list-item>
                        <text:list-item>
                          <text:p text:style-name="P39">The website will only be used for searching posts, viewing posts and adding comments</text:p>
                        </text:list-item>
                        <text:list-item>
                          <text:p text:style-name="P40">Users may only view published posts</text:p>
                        </text:list-item>
                        <text:list-item>
                          <text:p text:style-name="P40">Authors may preview posts prior to publishing them</text:p>
                        </text:list-item>
                        <text:list-item>
                          <text:p text:style-name="P41">Posts can be searched by category, subcategory and (maybe tags)</text:p>
                        </text:list-item>
                        <text:list-item>
                          <text:p text:style-name="P38">A non registered user of the website should be able to search for and view any content posted <text:span text:style-name="T14">an author</text:span>.</text:p>
                        </text:list-item>
                        <text:list-item>
                          <text:p text:style-name="P38">The user may also comment on any post if they have registered as a user <text:span text:style-name="T2">and are currently <text:s/>logged in </text:span><text:span text:style-name="T52">and have a confirm email address</text:span></text:p>
                        </text:list-item>
                        <text:list-item>
                          <text:p text:style-name="P38"><text:span text:style-name="T3">During registration</text:span> the user will need to confirm their email addres<text:span text:style-name="T4">s</text:span></text:p>
                        </text:list-item>
                        <text:list-item>
                          <text:p text:style-name="P42">User will also be required add a display name that will be shown on any comments made by them <text:span text:style-name="T54">the display name must be unique</text:span></text:p>
                        </text:list-item>
                        <text:list-item>
                          <text:p text:style-name="P43">The user will be able to change his password</text:p>
                        </text:list-item>
                        <text:list-item>
                          <text:p text:style-name="P44">Only text comments may be posted by the user </text:p>
                        </text:list-item>
                        <text:list-item>
                          <text:p text:style-name="P44">Comments will only show once they have been approved by an adminstrator <text:span text:style-name="T6">or author</text:span></text:p>
                        </text:list-item>
                        <text:list-item>
                          <text:p text:style-name="P45">The website will be created using Blazor Web App .Net 8</text:p>
                        </text:list-item>
                        <text:list-item>
                          <text:p text:style-name="P46">The site will be styled using Bootstrap 5</text:p>
                        </text:list-item>
                        <text:list-item>
                          <text:p text:style-name="P47">The user and or author will need login every time a browser session is started</text:p>
                        </text:list-item>
                        <text:list-item>
                          <text:p text:style-name="P48">Comments <text:span text:style-name="T20">2</text:span> levels deep may be added</text:p>
                        </text:list-item>
                        <text:list-item>
                          <text:p text:style-name="P133">Serilog will be used to log exception and other usag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p text:style-name="P4">Content creation and Administration</text:p>
      <text:list xml:id="list95952929584381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9">Content creation and administration will be done using a <text:span text:style-name="T57">windows </text:span>desktop app</text:p>
                        </text:list-item>
                        <text:list-item>
                          <text:p text:style-name="P49">The app must be able to <text:span text:style-name="T7">add</text:span> <text:span text:style-name="T31">and</text:span> edit any <text:span text:style-name="T7">content</text:span></text:p>
                        </text:list-item>
                        <text:list-item>
                          <text:p text:style-name="P50">To gain acces to the app, the admin and/or author will need to login</text:p>
                        </text:list-item>
                        <text:list-item>
                          <text:p text:style-name="P50">Several roles will be needed: administrator, author - <text:span text:style-name="T10">more may be added later</text:span></text:p>
                        </text:list-item>
                        <text:list-item>
                          <text:p text:style-name="P50">The administrator will have full access and permissions with the ability to added other administrators or authors</text:p>
                        </text:list-item>
                        <text:list-item>
                          <text:p text:style-name="P51">Categories and subcategories may only be added and edited by administrators</text:p>
                        </text:list-item>
                        <text:list-item>
                          <text:p text:style-name="P52">Authors can only see published categories and subcategories</text:p>
                        </text:list-item>
                        <text:list-item>
                          <text:p text:style-name="P50">The authors will only be able to create and edit <text:span text:style-name="T13">their own </text:span>content</text:p>
                        </text:list-item>
                        <text:list-item>
                          <text:p text:style-name="P53">Authors can add new tags or edit existing ones.</text:p>
                        </text:list-item>
                        <text:list-item>
                          <text:p text:style-name="P53">Authors may only use tags that they created</text:p>
                        </text:list-item>
                        <text:list-item>
                          <text:p text:style-name="P54">Tags will be used for SEO <text:span text:style-name="T50">and will be added to the head section in the content viewer</text:span></text:p>
                        </text:list-item>
                        <text:list-item>
                          <text:p text:style-name="P55">Each author or administrator will need their own copy of the desktop app</text:p>
                        </text:list-item>
                        <text:list-item>
                          <text:p text:style-name="P56">Content may be created using an external WYSIWYG editor – either commercial or open source and pasted into the content text area</text:p>
                        </text:list-item>
                        <text:list-item>
                          <text:p text:style-name="P56">if the author has the required html and css skills they can create the content directly in the text area <text:span text:style-name="T11">using </text:span><text:span text:style-name="T15">html with</text:span><text:span text:style-name="T11"> inline styling </text:span><text:span text:style-name="T17">(maybe styles in the head section)</text:span></text:p>
                        </text:list-item>
                        <text:list-item>
                          <text:p text:style-name="P57">As the author is <text:span text:style-name="T16">a </text:span>trusted source script tags will also be allowed if they feel it is warranted</text:p>
                        </text:list-item>
                        <text:list-item>
                          <text:p text:style-name="P58">The desktop app will be created using WPF</text:p>
                        </text:list-item>
                        <text:list-item>
                          <text:p text:style-name="P59">Accessing and saving any content will be through an ASP.Net WebAPI.</text:p>
                        </text:list-item>
                        <text:list-item>
                          <text:p text:style-name="P60">Comments that need approval may only be approved by the author of the post</text:p>
                        </text:list-item>
                        <text:list-item>
                          <text:p text:style-name="P61">An author added will be given a default password that he will need to change the first time he logs in</text:p>
                        </text:list-item>
                        <text:list-item>
                          <text:p text:style-name="P133"><text:soft-page-break/>Serilog will be used to log exception and other usage</text:p>
                        </text:list-item>
                        <text:list-item>
                          <text:p text:style-name="P62">A new post may be saved any time as long as it at least has a title <text:span text:style-name="T47">and category</text:span></text:p>
                        </text:list-item>
                        <text:list-item>
                          <text:p text:style-name="P63">Any part of the post may be altered</text:p>
                        </text:list-item>
                        <text:list-item>
                          <text:p text:style-name="P64">A post may only be published if it has <text:span text:style-name="T48">a title, category and </text:span>content in the body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p text:style-name="P15"><text:tab/><text:span text:style-name="T8">Content storage</text:span></text:p>
      <text:list xml:id="list95952462387624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5">All text content will be store in a sql server database</text:p>
                        </text:list-item>
                        <text:list-item>
                          <text:p text:style-name="P65">Images will be stored in <text:span text:style-name="T12">a</text:span> folder structure with path to the image stored in the database</text:p>
                        </text:list-item>
                        <text:list-item>
                          <text:p text:style-name="P66">Any videos included will be store as a link in the databas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p text:style-name="P5">Access control</text:p>
      <text:list xml:id="list95952262745888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7">All Administrator, Author and user details <text:span text:style-name="T9">and roles</text:span> will be stored in separate sql server database</text:p>
                        </text:list-item>
                        <text:list-item>
                          <text:p text:style-name="P68">Customs authentication and authorisation using Microsoft Identity <text:span text:style-name="T43">(JWT Tokens??)</text:span></text:p>
                        </text:list-item>
                        <text:list-item>
                          <text:p text:style-name="P47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6">Content</text:p>
      <text:list xml:id="list95951452206438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9">Content will be stored as a Post</text:p>
                        </text:list-item>
                        <text:list-item>
                          <text:p text:style-name="P69">A post will have one main category but can have several subcategories</text:p>
                        </text:list-item>
                        <text:list-item>
                          <text:p text:style-name="P69">A post can have tages associated with it</text:p>
                        </text:list-item>
                        <text:list-item>
                          <text:p text:style-name="P70">A post can also have comments added <text:span text:style-name="T20">2</text:span> levels deep</text:p>
                        </text:list-item>
                        <text:list-item>
                          <text:p text:style-name="P41">A post can have any number of images or video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p text:style-name="P7"/>
      <text:p text:style-name="P12">Content Database <text:span text:style-name="T26">Entities</text:span></text:p>
      <text:list xml:id="list95952319806463" text:continue-numbering="true" text:style-name="List_20_1">
        <text:list-item>
          <text:p text:style-name="P71">Many posts can fall under a main category</text:p>
        </text:list-item>
        <text:list-item>
          <text:p text:style-name="P72">A post can only <text:span text:style-name="T40">foll under one</text:span> main category</text:p>
        </text:list-item>
        <text:list-item>
          <text:p text:style-name="P72">A post can have <text:span text:style-name="T19">none</text:span> or <text:span text:style-name="T19">many</text:span> subcategories</text:p>
        </text:list-item>
        <text:list-item>
          <text:p text:style-name="P72">A post can have none or many tags associated with it</text:p>
        </text:list-item>
        <text:list-item>
          <text:p text:style-name="P73">A post can have none or many images</text:p>
        </text:list-item>
        <text:list-item>
          <text:p text:style-name="P73">A post can have none or many videos</text:p>
        </text:list-item>
        <text:list-item>
          <text:p text:style-name="P74">An image or video belongs to one author</text:p>
        </text:list-item>
        <text:list-item>
          <text:p text:style-name="P75">A tag can be associated with none or many posts</text:p>
        </text:list-item>
        <text:list-item>
          <text:p text:style-name="P76">A post can have none or many comment<text:span text:style-name="T35">s</text:span></text:p>
        </text:list-item>
        <text:list-item>
          <text:p text:style-name="P76">A comment can have none or many replies</text:p>
        </text:list-item>
        <text:list-item>
          <text:p text:style-name="P77">A post has only one author</text:p>
        </text:list-item>
        <text:list-item>
          <text:p text:style-name="P77">An author can have none or many posts</text:p>
        </text:list-item>
        <text:list-item>
          <text:p text:style-name="P78">A <text:span text:style-name="T36">person</text:span> can have none or many comments</text:p>
        </text:list-item>
        <text:list-item>
          <text:p text:style-name="P79">A <text:span text:style-name="T36">person</text:span> can reply to none or many comments</text:p>
        </text:list-item>
        <text:list-item>
          <text:p text:style-name="P80">An <text:span text:style-name="T37">administrator, </text:span>author, and user <text:span text:style-name="T21">is a person with a specific role</text:span></text:p>
        </text:list-item>
      </text:list>
      <text:p text:style-name="P19"/>
      <text:p text:style-name="P8">Content Etities Attributes</text:p>
      <text:p text:style-name="P20">P<text:span text:style-name="T29">eople</text:span>:</text:p>
      <text:list xml:id="list95952518517598" text:continue-numbering="true" text:style-name="List_20_1">
        <text:list-item>
          <text:p text:style-name="P81">Id – int</text:p>
        </text:list-item>
        <text:list-item>
          <text:p text:style-name="P81">Username – string</text:p>
        </text:list-item>
        <text:list-item>
          <text:p text:style-name="P81">Role – string</text:p>
        </text:list-item>
      </text:list>
      <text:p text:style-name="P21"/>
      <text:p text:style-name="P26">Post<text:span text:style-name="T29">s</text:span>:</text:p>
      <text:list xml:id="list95951688380868" text:continue-numbering="true" text:style-name="List_20_1">
        <text:list-item>
          <text:p text:style-name="P88">Id – int</text:p>
        </text:list-item>
        <text:list-item>
          <text:p text:style-name="P89">AuthorId - <text:span text:style-name="T49">int</text:span></text:p>
        </text:list-item>
        <text:list-item>
          <text:p text:style-name="P88">Title – string</text:p>
        </text:list-item>
        <text:list-item>
          <text:p text:style-name="P88">Summary – string</text:p>
        </text:list-item>
        <text:list-item>
          <text:p text:style-name="P88"><text:soft-page-break/>PostContent – string</text:p>
        </text:list-item>
        <text:list-item>
          <text:p text:style-name="P88">CategoryId – int</text:p>
        </text:list-item>
        <text:list-item>
          <text:p text:style-name="P82">IsPublished – bool</text:p>
        </text:list-item>
        <text:list-item>
          <text:p text:style-name="P82">CreatedOn – DateTime</text:p>
        </text:list-item>
        <text:list-item>
          <text:p text:style-name="P82">LastModified – DateTime</text:p>
        </text:list-item>
        <text:list-item>
          <text:p text:style-name="P82">PublishedOn – DateTime</text:p>
        </text:list-item>
      </text:list>
      <text:p text:style-name="P24"/>
      <text:p text:style-name="P33">VisualContent:</text:p>
      <text:list xml:id="list95951741344955" text:continue-numbering="true" text:style-name="List_20_1">
        <text:list-item>
          <text:p text:style-name="P90">Id – int</text:p>
        </text:list-item>
        <text:list-item>
          <text:p text:style-name="P90">PostId – int</text:p>
        </text:list-item>
        <text:list-item>
          <text:p text:style-name="P74"><text:span text:style-name="T46">PostVisual</text:span>ContentId – int</text:p>
        </text:list-item>
      </text:list>
      <text:p text:style-name="P34"/>
      <text:p text:style-name="P35">PostVisualContent:</text:p>
      <text:list xml:id="list95951500535989" text:continue-numbering="true" text:style-name="List_20_1">
        <text:list-item>
          <text:p text:style-name="P91">id – int</text:p>
        </text:list-item>
        <text:list-item>
          <text:p text:style-name="P92">AuthorId - int</text:p>
        </text:list-item>
        <text:list-item>
          <text:p text:style-name="P91">Name - string</text:p>
        </text:list-item>
        <text:list-item>
          <text:p text:style-name="P91">Description - string</text:p>
        </text:list-item>
        <text:list-item>
          <text:p text:style-name="P91">ServerLocation – string (used by content viewer)</text:p>
        </text:list-item>
        <text:list-item>
          <text:p text:style-name="P91">LocalLoaction – string (used by content editor</text:p>
        </text:list-item>
      </text:list>
      <text:p text:style-name="P21"/>
      <text:p text:style-name="P21">Categor<text:span text:style-name="T28">ies</text:span>:</text:p>
      <text:list xml:id="list95950838468161" text:continue-numbering="true" text:style-name="List_20_1">
        <text:list-item>
          <text:p text:style-name="P81">Id – int</text:p>
        </text:list-item>
        <text:list-item>
          <text:p text:style-name="P81"><text:span text:style-name="T34">Name</text:span> – string</text:p>
        </text:list-item>
        <text:list-item>
          <text:p text:style-name="P83">Description – string</text:p>
        </text:list-item>
        <text:list-item>
          <text:p text:style-name="P83">IsPublished – bool</text:p>
        </text:list-item>
        <text:list-item>
          <text:p text:style-name="P83">CreatedOn – DateTime</text:p>
        </text:list-item>
        <text:list-item>
          <text:p text:style-name="P83">LastModified – DateTime</text:p>
        </text:list-item>
        <text:list-item>
          <text:p text:style-name="P83">PublishedOn – DateTime</text:p>
        </text:list-item>
      </text:list>
      <text:p text:style-name="P21"/>
      <text:p text:style-name="P22"><text:span text:style-name="T27">Sub</text:span>Categor<text:span text:style-name="T28">ies</text:span>:</text:p>
      <text:list xml:id="list95950817629432" text:continue-numbering="true" text:style-name="List_20_1">
        <text:list-item>
          <text:p text:style-name="P84">Id – int</text:p>
        </text:list-item>
        <text:list-item>
          <text:p text:style-name="P93">PostId – int</text:p>
        </text:list-item>
        <text:list-item>
          <text:p text:style-name="P94">PostSubCategoryId - int</text:p>
        </text:list-item>
      </text:list>
      <text:p text:style-name="P22"/>
      <text:p text:style-name="P36"><text:span text:style-name="T51">Post</text:span>SubCategories</text:p>
      <text:list xml:id="list95951322454035" text:continue-numbering="true" text:style-name="List_20_1">
        <text:list-item>
          <text:p text:style-name="P95">Id - int</text:p>
        </text:list-item>
        <text:list-item>
          <text:p text:style-name="P85"><text:span text:style-name="T33">Name</text:span> – string</text:p>
        </text:list-item>
        <text:list-item>
          <text:p text:style-name="P85">Description – string</text:p>
        </text:list-item>
        <text:list-item>
          <text:p text:style-name="P85">IsPublished – bool</text:p>
        </text:list-item>
        <text:list-item>
          <text:p text:style-name="P85">CreatedOn – DateTime</text:p>
        </text:list-item>
        <text:list-item>
          <text:p text:style-name="P85">LastModified – DateTime</text:p>
        </text:list-item>
        <text:list-item>
          <text:p text:style-name="P85">PublishedOn – DateTime</text:p>
        </text:list-item>
      </text:list>
      <text:p text:style-name="P22"/>
      <text:p text:style-name="P27">Tags:</text:p>
      <text:list xml:id="list95951220239886" text:continue-numbering="true" text:style-name="List_20_1">
        <text:list-item>
          <text:p text:style-name="P96">Id – int</text:p>
        </text:list-item>
        <text:list-item>
          <text:p text:style-name="P97">AuthorId - int</text:p>
        </text:list-item>
        <text:list-item>
          <text:p text:style-name="P96"><text:span text:style-name="T32">TagName</text:span> - <text:span text:style-name="T30">string</text:span></text:p>
        </text:list-item>
        <text:list-item>
          <text:p text:style-name="P86">CreatedOn – DateTime</text:p>
        </text:list-item>
        <text:list-item>
          <text:p text:style-name="P86">LastModified – DateTime</text:p>
        </text:list-item>
      </text:list>
      <text:p text:style-name="P23"/>
      <text:p text:style-name="P32">PostTags:</text:p>
      <text:list xml:id="list95951961768333" text:continue-numbering="true" text:style-name="List_20_1">
        <text:list-item>
          <text:p text:style-name="P98">Id – int</text:p>
        </text:list-item>
        <text:list-item>
          <text:p text:style-name="P98"><text:soft-page-break/>PostId – int</text:p>
        </text:list-item>
        <text:list-item>
          <text:p text:style-name="P98">TagId - <text:span text:style-name="T45">int</text:span></text:p>
        </text:list-item>
      </text:list>
      <text:p text:style-name="P23"/>
      <text:p text:style-name="P28">Comments:</text:p>
      <text:list xml:id="list95952272961377" text:continue-numbering="true" text:style-name="List_20_1">
        <text:list-item>
          <text:p text:style-name="P99">CommentId – int</text:p>
        </text:list-item>
        <text:list-item>
          <text:p text:style-name="P101">PostId – int</text:p>
        </text:list-item>
        <text:list-item>
          <text:p text:style-name="P102">PostCommentId - int</text:p>
        </text:list-item>
      </text:list>
      <text:p text:style-name="P25"/>
      <text:p text:style-name="P37">PostComments:</text:p>
      <text:list xml:id="list95952636195711" text:continue-numbering="true" text:style-name="List_20_1">
        <text:list-item>
          <text:p text:style-name="P103">Id - int</text:p>
        </text:list-item>
        <text:list-item>
          <text:p text:style-name="P100">ParentId – int <text:span text:style-name="T38">(CommentId </text:span><text:span text:style-name="T39">used when replying to a comment)</text:span></text:p>
        </text:list-item>
        <text:list-item>
          <text:p text:style-name="P104">Level – bit (0 for initial comment, 1 for reply)</text:p>
        </text:list-item>
        <text:list-item>
          <text:p text:style-name="P100">PersonId – int</text:p>
        </text:list-item>
        <text:list-item>
          <text:p text:style-name="P100">CommentContent – string</text:p>
        </text:list-item>
        <text:list-item>
          <text:p text:style-name="P87">IsPublished – bool</text:p>
        </text:list-item>
        <text:list-item>
          <text:p text:style-name="P87">CreatedOn – DateTime</text:p>
        </text:list-item>
        <text:list-item>
          <text:p text:style-name="P87">LastModified – DateTime</text:p>
        </text:list-item>
        <text:list-item>
          <text:p text:style-name="P87">PublishedOn – DateTime</text:p>
        </text:list-item>
      </text:list>
      <text:p text:style-name="P37"/>
      <text:p text:style-name="P28"/>
      <text:p text:style-name="P13">Access Control Database</text:p>
      <text:p text:style-name="P30">Required admin detail: Required author detail: Email Address (username), password, first name, last name</text:p>
      <text:p text:style-name="P30">Required user detail: only need their email address (username) and a password;</text:p>
      <text:p text:style-name="P30">Required author detail: Email Address (username), password, first name, last name</text:p>
      <text:p text:style-name="P31">Default MS indentity tables will be used. Where applicable first name and last name fields will be added</text:p>
      <text:p text:style-name="P29"/>
      <text:p text:style-name="P28"/>
      <text:p text:style-name="P10"/>
      <text:p text:style-name="P10">Action Plan</text:p>
      <text:p text:style-name="P18"/>
      <text:list xml:id="list95952834299288" text:continue-numbering="true" text:style-name="List_20_1">
        <text:list-item>
          <text:p text:style-name="P105">Create a github repository</text:p>
        </text:list-item>
        <text:list-item>
          <text:p text:style-name="P106">Create the project</text:p>
          <text:list>
            <text:list-item>
              <text:p text:style-name="P106">Will consist of:</text:p>
              <text:list>
                <text:list-item>
                  <text:p text:style-name="P107">Database Project for the content</text:p>
                </text:list-item>
                <text:list-item>
                  <text:p text:style-name="P107">The access control database will be be created using EF Codefirst inside the Blazor project</text:p>
                </text:list-item>
                <text:list-item>
                  <text:p text:style-name="P107">Models</text:p>
                </text:list-item>
                <text:list-item>
                  <text:p text:style-name="P107">DTOs</text:p>
                </text:list-item>
                <text:list-item>
                  <text:p text:style-name="P107">Repository – <text:span text:style-name="T18">Dapper will be used</text:span></text:p>
                </text:list-item>
                <text:list-item>
                  <text:p text:style-name="P108">WebAPI –<text:span text:style-name="T25">Maybe</text:span> <text:span text:style-name="T24">Look at incorporating the API into the blazor projec</text:span><text:span text:style-name="T41">t??</text:span></text:p>
                </text:list-item>
                <text:list-item>
                  <text:p text:style-name="P108">Blazor <text:span text:style-name="T42">Server</text:span></text:p>
                </text:list-item>
                <text:list-item>
                  <text:p text:style-name="P109">WPF</text:p>
                </text:list-item>
              </text:list>
            </text:list-item>
          </text:list>
        </text:list-item>
        <text:list-item>
          <text:p text:style-name="P110">Create the content database</text:p>
        </text:list-item>
        <text:list-item>
          <text:p text:style-name="P111">Import into database project</text:p>
        </text:list-item>
        <text:list-item>
          <text:p text:style-name="P112">Add the required tables</text:p>
        </text:list-item>
        <text:list-item>
          <text:p text:style-name="P110">Create the acces<text:span text:style-name="T44">s</text:span> control database</text:p>
        </text:list-item>
        <text:list-item>
          <text:p text:style-name="P110">Implement authentication and authorisation in the <text:span text:style-name="T23">blazor app – code first</text:span></text:p>
          <text:list>
            <text:list-item>
              <text:p text:style-name="P113">Create the navbar to allow registration and login</text:p>
            </text:list-item>
            <text:list-item>
              <text:p text:style-name="P114">Make the navbar responsive by collapsing the menu at a certain width</text:p>
            </text:list-item>
            <text:list-item>
              <text:p text:style-name="P114">Add a drop down menu selection when clicking on the hamburger menu</text:p>
            </text:list-item>
            <text:list-item>
              <text:p text:style-name="P113">Style the registraion page</text:p>
            </text:list-item>
            <text:list-item>
              <text:p text:style-name="P113"><text:soft-page-break/>Style the login page</text:p>
            </text:list-item>
            <text:list-item>
              <text:p text:style-name="P113">Style the user account page<text:span text:style-name="T53">s</text:span></text:p>
            </text:list-item>
            <text:list-item>
              <text:p text:style-name="P115">Implement mail service</text:p>
            </text:list-item>
            <text:list-item>
              <text:p text:style-name="P113">Implement email confirmation on registration</text:p>
            </text:list-item>
            <text:list-item>
              <text:p text:style-name="P116">Implement forgot password workflow </text:p>
            </text:list-item>
            <text:list-item>
              <text:p text:style-name="P117">Seed Administrator, Author and user roles</text:p>
            </text:list-item>
            <text:list-item>
              <text:p text:style-name="P117">Add default Admin username and password. Password can be changed id required</text:p>
            </text:list-item>
            <text:list-item>
              <text:p text:style-name="P118">Add optional first and last name under user account details. </text:p>
            </text:list-item>
            <text:list-item>
              <text:p text:style-name="P118">Remove the phone number field</text:p>
            </text:list-item>
            <text:list-item>
              <text:p text:style-name="P119">Style the delete personal data page</text:p>
            </text:list-item>
            <text:list-item>
              <text:p text:style-name="P120">Add a display name for a new user to show on any of their comments</text:p>
            </text:list-item>
            <text:list-item>
              <text:p text:style-name="P121">Display name needs to be unique</text:p>
            </text:list-item>
            <text:list-item>
              <text:p text:style-name="P122">Email must be unique</text:p>
            </text:list-item>
            <text:list-item>
              <text:p text:style-name="P123">create helpers to check for uniqueness or create validators to do it</text:p>
            </text:list-item>
            <text:list-item>
              <text:p text:style-name="P124">Add field to <text:span text:style-name="T55">register</text:span> page</text:p>
            </text:list-item>
            <text:list-item>
              <text:p text:style-name="P124">Add <text:span text:style-name="T56">display name</text:span> field to profile page</text:p>
            </text:list-item>
            <text:list-item>
              <text:p text:style-name="P127">When registering add the user to the person table in ContentManagementDB</text:p>
            </text:list-item>
            <text:list-item>
              <text:p text:style-name="P128">Add a user repository</text:p>
            </text:list-item>
            <text:list-item>
              <text:p text:style-name="P128">Add a service to interact with the repository</text:p>
            </text:list-item>
            <text:list-item>
              <text:p text:style-name="P128">Add a person model</text:p>
            </text:list-item>
            <text:list-item>
              <text:p text:style-name="P125">Test email confirmation</text:p>
            </text:list-item>
            <text:list-item>
              <text:p text:style-name="P129">Test account password reset</text:p>
            </text:list-item>
            <text:list-item>
              <text:p text:style-name="P129">Test forgot password link</text:p>
            </text:list-item>
            <text:list-item>
              <text:p text:style-name="P130">Test resend email confirmation</text:p>
            </text:list-item>
          </text:list>
        </text:list-item>
        <text:list-item>
          <text:p text:style-name="P126">Set up serilog in blazor server project</text:p>
        </text:list-item>
        <text:list-item>
          <text:p text:style-name="P126">Add ContentManagementLogsDB</text:p>
        </text:list-item>
        <text:list-item>
          <text:p text:style-name="P126">All logs to be saved in ContentManagementLogsDB</text:p>
        </text:list-item>
        <text:list-item>
          <text:p text:style-name="P131">Implement authentication <text:span text:style-name="T22">and authorization </text:span>in the WebAPI and WPF app - <text:span text:style-name="T23">data first?? </text:span></text:p>
          <text:p text:style-name="P132">beb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4T09:17:12.200000000</meta:creation-date>
    <dc:date>2024-03-30T09:59:50.699000000</dc:date>
    <meta:editing-duration>PT20H35M48S</meta:editing-duration>
    <meta:editing-cycles>217</meta:editing-cycles>
    <meta:generator>LibreOffice/7.5.0.3$Windows_x86 LibreOffice_project/c21113d003cd3efa8c53188764377a8272d9d6de</meta:generator>
    <meta:document-statistic meta:table-count="0" meta:image-count="0" meta:object-count="0" meta:page-count="5" meta:paragraph-count="201" meta:word-count="1512" meta:character-count="8013" meta:non-whitespace-character-count="6819"/>
  </office:meta>
</office:document-meta>
</file>